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officeooo:rsid="000e869f" officeooo:paragraph-rsid="000e869f"/>
    </style:style>
    <style:style style:name="P3" style:family="paragraph" style:parent-style-name="Standard">
      <style:text-properties fo:font-weight="bold" officeooo:rsid="0076209c" officeooo:paragraph-rsid="0076209c" style:font-weight-asian="bold" style:font-weight-complex="bold"/>
    </style:style>
    <style:style style:name="P4" style:family="paragraph" style:parent-style-name="Standard">
      <style:text-properties fo:font-weight="bold" officeooo:rsid="007f51e3" officeooo:paragraph-rsid="007f51e3" style:font-weight-asian="bold" style:font-weight-complex="bold"/>
    </style:style>
    <style:style style:name="P5" style:family="paragraph" style:parent-style-name="Standard">
      <style:text-properties fo:font-weight="bold" officeooo:rsid="008068d9" officeooo:paragraph-rsid="008068d9" style:font-weight-asian="bold" style:font-weight-complex="bold"/>
    </style:style>
    <style:style style:name="P6" style:family="paragraph" style:parent-style-name="Standard">
      <style:text-properties fo:font-size="14pt" fo:font-weight="bold" officeooo:rsid="0071035f" officeooo:paragraph-rsid="008068d9" style:font-size-asian="14pt" style:font-weight-asian="bold" style:font-size-complex="14pt" style:font-weight-complex="bold"/>
    </style:style>
    <style:style style:name="P7" style:family="paragraph" style:parent-style-name="Standard">
      <style:text-properties officeooo:paragraph-rsid="00714d3a"/>
    </style:style>
    <style:style style:name="P8" style:family="paragraph" style:parent-style-name="Standard">
      <style:text-properties officeooo:rsid="00729247" officeooo:paragraph-rsid="00729247"/>
    </style:style>
    <style:style style:name="P9" style:family="paragraph" style:parent-style-name="Standard">
      <style:text-properties officeooo:rsid="0074568b" officeooo:paragraph-rsid="0074568b"/>
    </style:style>
    <style:style style:name="P10" style:family="paragraph" style:parent-style-name="Standard">
      <style:text-properties officeooo:rsid="00746e37" officeooo:paragraph-rsid="00746e37"/>
    </style:style>
    <style:style style:name="P11" style:family="paragraph" style:parent-style-name="Standard">
      <style:text-properties officeooo:rsid="00746e37" officeooo:paragraph-rsid="007a19ec"/>
    </style:style>
    <style:style style:name="P12" style:family="paragraph" style:parent-style-name="Standard">
      <style:text-properties officeooo:rsid="0076209c" officeooo:paragraph-rsid="0076209c"/>
    </style:style>
    <style:style style:name="P13" style:family="paragraph" style:parent-style-name="Standard">
      <style:text-properties officeooo:rsid="0076209c" officeooo:paragraph-rsid="0087e3a5"/>
    </style:style>
    <style:style style:name="P14" style:family="paragraph" style:parent-style-name="Standard">
      <style:text-properties officeooo:rsid="0076209c" officeooo:paragraph-rsid="00869822"/>
    </style:style>
    <style:style style:name="P15" style:family="paragraph" style:parent-style-name="Standard">
      <style:text-properties officeooo:rsid="0076caa3" officeooo:paragraph-rsid="0076caa3"/>
    </style:style>
    <style:style style:name="P16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71035f" officeooo:paragraph-rsid="00714d3a" style:font-size-asian="12pt" style:font-weight-asian="normal" style:font-size-complex="12pt" style:font-weight-complex="normal"/>
    </style:style>
    <style:style style:name="P17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71b412" officeooo:paragraph-rsid="0071b412" style:font-size-asian="12pt" style:font-weight-asian="normal" style:font-size-complex="12pt" style:font-weight-complex="normal"/>
    </style:style>
    <style:style style:name="P18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71b412" officeooo:paragraph-rsid="009b766c" style:font-size-asian="12pt" style:font-weight-asian="normal" style:font-size-complex="12pt" style:font-weight-complex="normal"/>
    </style:style>
    <style:style style:name="P19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74568b" officeooo:paragraph-rsid="0074568b" style:font-size-asian="12pt" style:font-weight-asian="normal" style:font-size-complex="12pt" style:font-weight-complex="normal"/>
    </style:style>
    <style:style style:name="P20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746e37" officeooo:paragraph-rsid="00746e37" style:font-size-asian="12pt" style:font-weight-asian="normal" style:font-size-complex="12pt" style:font-weight-complex="normal"/>
    </style:style>
    <style:style style:name="P21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746e37" officeooo:paragraph-rsid="009b766c" style:font-size-asian="12pt" style:font-weight-asian="normal" style:font-size-complex="12pt" style:font-weight-complex="normal"/>
    </style:style>
    <style:style style:name="P22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76209c" officeooo:paragraph-rsid="0076209c" style:font-size-asian="12pt" style:font-weight-asian="normal" style:font-size-complex="12pt" style:font-weight-complex="normal"/>
    </style:style>
    <style:style style:name="P23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76caa3" officeooo:paragraph-rsid="0076caa3" style:font-size-asian="12pt" style:font-weight-asian="normal" style:font-size-complex="12pt" style:font-weight-complex="normal"/>
    </style:style>
    <style:style style:name="P24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794b5b" officeooo:paragraph-rsid="00794b5b" style:font-size-asian="12pt" style:font-weight-asian="normal" style:font-size-complex="12pt" style:font-weight-complex="normal"/>
    </style:style>
    <style:style style:name="P25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7a19ec" officeooo:paragraph-rsid="007a19ec" style:font-size-asian="12pt" style:font-weight-asian="normal" style:font-size-complex="12pt" style:font-weight-complex="normal"/>
    </style:style>
    <style:style style:name="P26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819110" officeooo:paragraph-rsid="00819110" style:font-size-asian="12pt" style:font-weight-asian="normal" style:font-size-complex="12pt" style:font-weight-complex="normal"/>
    </style:style>
    <style:style style:name="P27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838d09" officeooo:paragraph-rsid="00838d09" style:font-size-asian="12pt" style:font-weight-asian="normal" style:font-size-complex="12pt" style:font-weight-complex="normal"/>
    </style:style>
    <style:style style:name="P28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838d09" officeooo:paragraph-rsid="0089186b" style:font-size-asian="12pt" style:font-weight-asian="normal" style:font-size-complex="12pt" style:font-weight-complex="normal"/>
    </style:style>
    <style:style style:name="P29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8404ab" officeooo:paragraph-rsid="008404ab" style:font-size-asian="12pt" style:font-weight-asian="normal" style:font-size-complex="12pt" style:font-weight-complex="normal"/>
    </style:style>
    <style:style style:name="P30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8404ab" officeooo:paragraph-rsid="008c7495" style:font-size-asian="12pt" style:font-weight-asian="normal" style:font-size-complex="12pt" style:font-weight-complex="normal"/>
    </style:style>
    <style:style style:name="P31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8404ab" officeooo:paragraph-rsid="0097dc63" style:font-size-asian="12pt" style:font-weight-asian="normal" style:font-size-complex="12pt" style:font-weight-complex="normal"/>
    </style:style>
    <style:style style:name="P32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89186b" officeooo:paragraph-rsid="0089186b" style:font-size-asian="12pt" style:font-weight-asian="normal" style:font-size-complex="12pt" style:font-weight-complex="normal"/>
    </style:style>
    <style:style style:name="P33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89a1a8" officeooo:paragraph-rsid="0089a1a8" style:font-size-asian="12pt" style:font-weight-asian="normal" style:font-size-complex="12pt" style:font-weight-complex="normal"/>
    </style:style>
    <style:style style:name="P34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8f469c" officeooo:paragraph-rsid="008f469c" style:font-size-asian="12pt" style:font-weight-asian="normal" style:font-size-complex="12pt" style:font-weight-complex="normal"/>
    </style:style>
    <style:style style:name="P35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7f51e3" officeooo:paragraph-rsid="007f51e3" style:font-size-asian="12pt" style:font-weight-asian="normal" style:font-size-complex="12pt" style:font-weight-complex="normal"/>
    </style:style>
    <style:style style:name="P36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8068d9" officeooo:paragraph-rsid="008068d9" style:font-size-asian="12pt" style:font-weight-asian="normal" style:font-size-complex="12pt" style:font-weight-complex="normal"/>
    </style:style>
    <style:style style:name="P37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80a199" officeooo:paragraph-rsid="0080a199" style:font-size-asian="12pt" style:font-weight-asian="normal" style:font-size-complex="12pt" style:font-weight-complex="normal"/>
    </style:style>
    <style:style style:name="P38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88b33c" officeooo:paragraph-rsid="0088b33c" style:font-size-asian="12pt" style:font-weight-asian="normal" style:font-size-complex="12pt" style:font-weight-complex="normal"/>
    </style:style>
    <style:style style:name="P39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9b2ebc" officeooo:paragraph-rsid="009b2ebc" style:font-size-asian="12pt" style:font-weight-asian="normal" style:font-size-complex="12pt" style:font-weight-complex="normal"/>
    </style:style>
    <style:style style:name="P40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9b766c" officeooo:paragraph-rsid="009b766c" style:font-size-asian="12pt" style:font-weight-asian="normal" style:font-size-complex="12pt" style:font-weight-complex="normal"/>
    </style:style>
    <style:style style:name="P41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8dddc0" officeooo:paragraph-rsid="008dddc0" style:font-size-asian="12pt" style:font-weight-asian="normal" style:font-size-complex="12pt" style:font-weight-complex="normal"/>
    </style:style>
    <style:style style:name="P42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9d5873" officeooo:paragraph-rsid="009d5873" style:font-size-asian="12pt" style:font-weight-asian="normal" style:font-size-complex="12pt" style:font-weight-complex="normal"/>
    </style:style>
    <style:style style:name="P43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a5ee21" officeooo:paragraph-rsid="00a5ee21" style:font-size-asian="12pt" style:font-weight-asian="normal" style:font-size-complex="12pt" style:font-weight-complex="normal"/>
    </style:style>
    <style:style style:name="P44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bold" officeooo:rsid="0071b412" officeooo:paragraph-rsid="0071b412" style:font-size-asian="12pt" style:font-weight-asian="bold" style:font-size-complex="12pt" style:font-weight-complex="bold"/>
    </style:style>
    <style:style style:name="P45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bold" officeooo:rsid="0074568b" officeooo:paragraph-rsid="0074568b" style:font-size-asian="12pt" style:font-weight-asian="bold" style:font-size-complex="12pt" style:font-weight-complex="bold"/>
    </style:style>
    <style:style style:name="P46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bold" officeooo:rsid="0076caa3" officeooo:paragraph-rsid="0076caa3" style:font-size-asian="12pt" style:font-weight-asian="bold" style:font-size-complex="12pt" style:font-weight-complex="bold"/>
    </style:style>
    <style:style style:name="P47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bold" officeooo:rsid="00838d09" officeooo:paragraph-rsid="00838d09" style:font-size-asian="12pt" style:font-weight-asian="bold" style:font-size-complex="12pt" style:font-weight-complex="bold"/>
    </style:style>
    <style:style style:name="P48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bold" officeooo:rsid="008404ab" officeooo:paragraph-rsid="008404ab" style:font-size-asian="12pt" style:font-weight-asian="bold" style:font-size-complex="12pt" style:font-weight-complex="bold"/>
    </style:style>
    <style:style style:name="P49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bold" officeooo:rsid="008068d9" officeooo:paragraph-rsid="008068d9" style:font-size-asian="12pt" style:font-weight-asian="bold" style:font-size-complex="12pt" style:font-weight-complex="bold"/>
    </style:style>
    <style:style style:name="P50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bold" officeooo:rsid="0076209c" officeooo:paragraph-rsid="0076209c" style:font-size-asian="12pt" style:font-weight-asian="bold" style:font-size-complex="12pt" style:font-weight-complex="bold"/>
    </style:style>
    <style:style style:name="P51" style:family="paragraph" style:parent-style-name="Standard">
      <style:text-properties officeooo:rsid="007a19ec" officeooo:paragraph-rsid="007a19ec"/>
    </style:style>
    <style:style style:name="P52" style:family="paragraph" style:parent-style-name="Standard">
      <style:text-properties officeooo:rsid="008068d9" officeooo:paragraph-rsid="008068d9"/>
    </style:style>
    <style:style style:name="P53" style:family="paragraph" style:parent-style-name="Standard">
      <style:text-properties officeooo:rsid="0080a199" officeooo:paragraph-rsid="0080a199"/>
    </style:style>
    <style:style style:name="P54" style:family="paragraph" style:parent-style-name="Standard">
      <style:text-properties officeooo:rsid="0087e3a5" officeooo:paragraph-rsid="0087e3a5"/>
    </style:style>
    <style:style style:name="P55" style:family="paragraph" style:parent-style-name="Standard">
      <style:text-properties officeooo:rsid="0087e3a5" officeooo:paragraph-rsid="008dec68"/>
    </style:style>
    <style:style style:name="P56" style:family="paragraph" style:parent-style-name="Standard">
      <style:text-properties style:text-underline-style="none" fo:font-weight="normal" officeooo:rsid="0066d02f" officeooo:paragraph-rsid="00554bea" style:font-weight-asian="normal" style:font-weight-complex="normal"/>
    </style:style>
    <style:style style:name="P57" style:family="paragraph" style:parent-style-name="Standard">
      <style:paragraph-properties fo:break-before="page"/>
      <style:text-properties fo:font-size="14pt" fo:font-weight="bold" officeooo:rsid="0071035f" officeooo:paragraph-rsid="0071035f" style:font-size-asian="14pt" style:font-weight-asian="bold" style:font-size-complex="14pt" style:font-weight-complex="bold"/>
    </style:style>
    <style:style style:name="T1" style:family="text">
      <style:text-properties officeooo:rsid="008404ab"/>
    </style:style>
    <style:style style:name="T2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weight-asian="normal" style:font-size-complex="12pt" style:font-weight-complex="normal"/>
    </style:style>
    <style:style style:name="T3" style:family="text">
      <style:text-properties fo:font-variant="normal" fo:text-transform="none" fo:color="#000000" style:font-name="Liberation Serif" fo:font-size="12pt" fo:letter-spacing="normal" fo:font-style="normal" fo:font-weight="normal" officeooo:rsid="0071035f" style:font-size-asian="12pt" style:font-weight-asian="normal" style:font-size-complex="12pt" style:font-weight-complex="normal"/>
    </style:style>
    <style:style style:name="T4" style:family="text">
      <style:text-properties fo:font-variant="normal" fo:text-transform="none" fo:color="#000000" style:font-name="Liberation Serif" fo:font-size="12pt" fo:letter-spacing="normal" fo:font-style="normal" fo:font-weight="normal" officeooo:rsid="00714d3a" style:font-size-asian="12pt" style:font-weight-asian="normal" style:font-size-complex="12pt" style:font-weight-complex="normal"/>
    </style:style>
    <style:style style:name="T5" style:family="text">
      <style:text-properties fo:font-variant="normal" fo:text-transform="none" fo:color="#000000" style:font-name="Liberation Serif" fo:font-size="12pt" fo:letter-spacing="normal" fo:font-style="normal" fo:font-weight="normal" officeooo:rsid="00746e37" style:font-size-asian="12pt" style:font-weight-asian="normal" style:font-size-complex="12pt" style:font-weight-complex="normal"/>
    </style:style>
    <style:style style:name="T6" style:family="text">
      <style:text-properties fo:font-variant="normal" fo:text-transform="none" fo:color="#000000" style:font-name="Liberation Serif" fo:font-size="12pt" fo:letter-spacing="normal" fo:font-style="normal" fo:font-weight="normal" officeooo:rsid="0075ff80" style:font-size-asian="12pt" style:font-weight-asian="normal" style:font-size-complex="12pt" style:font-weight-complex="normal"/>
    </style:style>
    <style:style style:name="T7" style:family="text">
      <style:text-properties fo:font-variant="normal" fo:text-transform="none" fo:color="#000000" style:font-name="Liberation Serif" fo:font-size="12pt" fo:letter-spacing="normal" fo:font-style="normal" fo:font-weight="normal" officeooo:rsid="0074568b" style:font-size-asian="12pt" style:font-weight-asian="normal" style:font-size-complex="12pt" style:font-weight-complex="normal"/>
    </style:style>
    <style:style style:name="T8" style:family="text">
      <style:text-properties fo:font-variant="normal" fo:text-transform="none" fo:color="#000000" style:font-name="Liberation Serif" fo:font-size="12pt" fo:letter-spacing="normal" fo:font-style="normal" fo:font-weight="normal" officeooo:rsid="0076caa3" style:font-size-asian="12pt" style:font-weight-asian="normal" style:font-size-complex="12pt" style:font-weight-complex="normal"/>
    </style:style>
    <style:style style:name="T9" style:family="text">
      <style:text-properties fo:font-variant="normal" fo:text-transform="none" fo:color="#000000" style:font-name="Liberation Serif" fo:font-size="12pt" fo:letter-spacing="normal" fo:font-style="normal" fo:font-weight="normal" officeooo:rsid="0076209c" style:font-size-asian="12pt" style:font-weight-asian="normal" style:font-size-complex="12pt" style:font-weight-complex="normal"/>
    </style:style>
    <style:style style:name="T10" style:family="text">
      <style:text-properties fo:font-variant="normal" fo:text-transform="none" fo:color="#000000" style:font-name="Liberation Serif" fo:font-size="12pt" fo:letter-spacing="normal" fo:font-style="normal" fo:font-weight="normal" officeooo:rsid="00794b5b" style:font-size-asian="12pt" style:font-weight-asian="normal" style:font-size-complex="12pt" style:font-weight-complex="normal"/>
    </style:style>
    <style:style style:name="T11" style:family="text">
      <style:text-properties fo:font-variant="normal" fo:text-transform="none" fo:color="#000000" style:font-name="Liberation Serif" fo:font-size="12pt" fo:letter-spacing="normal" fo:font-style="normal" fo:font-weight="normal" officeooo:rsid="007f51e3" style:font-size-asian="12pt" style:font-weight-asian="normal" style:font-size-complex="12pt" style:font-weight-complex="normal"/>
    </style:style>
    <style:style style:name="T12" style:family="text">
      <style:text-properties fo:font-variant="normal" fo:text-transform="none" fo:color="#000000" style:font-name="Liberation Serif" fo:font-size="12pt" fo:letter-spacing="normal" fo:font-style="normal" fo:font-weight="normal" officeooo:rsid="008068d9" style:font-size-asian="12pt" style:font-weight-asian="normal" style:font-size-complex="12pt" style:font-weight-complex="normal"/>
    </style:style>
    <style:style style:name="T13" style:family="text">
      <style:text-properties fo:font-variant="normal" fo:text-transform="none" fo:color="#000000" style:font-name="Liberation Serif" fo:font-size="12pt" fo:letter-spacing="normal" fo:font-style="normal" fo:font-weight="normal" officeooo:rsid="00819110" style:font-size-asian="12pt" style:font-weight-asian="normal" style:font-size-complex="12pt" style:font-weight-complex="normal"/>
    </style:style>
    <style:style style:name="T14" style:family="text">
      <style:text-properties fo:font-variant="normal" fo:text-transform="none" fo:color="#000000" style:font-name="Liberation Serif" fo:font-size="12pt" fo:letter-spacing="normal" fo:font-style="normal" fo:font-weight="normal" officeooo:rsid="00869822" style:font-size-asian="12pt" style:font-weight-asian="normal" style:font-size-complex="12pt" style:font-weight-complex="normal"/>
    </style:style>
    <style:style style:name="T15" style:family="text">
      <style:text-properties fo:font-variant="normal" fo:text-transform="none" fo:color="#000000" style:font-name="Liberation Serif" fo:font-size="12pt" fo:letter-spacing="normal" fo:font-style="normal" fo:font-weight="normal" officeooo:rsid="0087e3a5" style:font-size-asian="12pt" style:font-weight-asian="normal" style:font-size-complex="12pt" style:font-weight-complex="normal"/>
    </style:style>
    <style:style style:name="T16" style:family="text">
      <style:text-properties fo:font-variant="normal" fo:text-transform="none" fo:color="#000000" style:font-name="Liberation Serif" fo:font-size="12pt" fo:letter-spacing="normal" fo:font-style="normal" fo:font-weight="normal" officeooo:rsid="0080a199" style:font-size-asian="12pt" style:font-weight-asian="normal" style:font-size-complex="12pt" style:font-weight-complex="normal"/>
    </style:style>
    <style:style style:name="T17" style:family="text">
      <style:text-properties fo:font-variant="normal" fo:text-transform="none" fo:color="#000000" style:font-name="Liberation Serif" fo:font-size="12pt" fo:letter-spacing="normal" fo:font-style="normal" fo:font-weight="normal" officeooo:rsid="0088b33c" style:font-size-asian="12pt" style:font-weight-asian="normal" style:font-size-complex="12pt" style:font-weight-complex="normal"/>
    </style:style>
    <style:style style:name="T18" style:family="text">
      <style:text-properties fo:font-variant="normal" fo:text-transform="none" fo:color="#000000" style:font-name="Liberation Serif" fo:font-size="12pt" fo:letter-spacing="normal" fo:font-style="normal" fo:font-weight="normal" officeooo:rsid="008dec68" style:font-size-asian="12pt" style:font-weight-asian="normal" style:font-size-complex="12pt" style:font-weight-complex="normal"/>
    </style:style>
    <style:style style:name="T19" style:family="text">
      <style:text-properties fo:font-variant="normal" fo:text-transform="none" fo:color="#000000" style:font-name="Liberation Serif" fo:font-size="12pt" fo:letter-spacing="normal" fo:font-style="normal" fo:font-weight="normal" officeooo:rsid="008f469c" style:font-size-asian="12pt" style:font-weight-asian="normal" style:font-size-complex="12pt" style:font-weight-complex="normal"/>
    </style:style>
    <style:style style:name="T20" style:family="text">
      <style:text-properties fo:font-variant="normal" fo:text-transform="none" fo:color="#000000" style:font-name="Liberation Serif" fo:font-size="12pt" fo:letter-spacing="normal" fo:font-style="normal" fo:font-weight="normal" officeooo:rsid="0099224b" style:font-size-asian="12pt" style:font-weight-asian="normal" style:font-size-complex="12pt" style:font-weight-complex="normal"/>
    </style:style>
    <style:style style:name="T21" style:family="text">
      <style:text-properties fo:font-variant="normal" fo:text-transform="none" fo:color="#000000" style:font-name="Liberation Serif" fo:font-size="12pt" fo:letter-spacing="normal" fo:font-style="normal" fo:font-weight="normal" officeooo:rsid="00a28805" style:font-size-asian="12pt" style:font-weight-asian="normal" style:font-size-complex="12pt" style:font-weight-complex="normal"/>
    </style:style>
    <style:style style:name="T22" style:family="text">
      <style:text-properties fo:font-variant="normal" fo:text-transform="none" fo:color="#000000" style:font-name="Liberation Serif" fo:font-size="12pt" fo:letter-spacing="normal" fo:font-style="normal" fo:font-weight="normal" officeooo:rsid="00a4874a" style:font-size-asian="12pt" style:font-weight-asian="normal" style:font-size-complex="12pt" style:font-weight-complex="normal"/>
    </style:style>
    <style:style style:name="T23" style:family="text">
      <style:text-properties fo:font-variant="normal" fo:text-transform="none" fo:color="#000000" style:font-name="Liberation Serif" fo:font-size="12pt" fo:letter-spacing="normal" fo:font-style="normal" style:font-size-asian="12pt" style:font-size-complex="12pt"/>
    </style:style>
    <style:style style:name="T24" style:family="text">
      <style:text-properties fo:font-variant="normal" fo:text-transform="none" fo:color="#000000" style:font-name="Liberation Serif" fo:font-size="12pt" fo:letter-spacing="normal" fo:font-style="normal" officeooo:rsid="0076caa3" style:font-size-asian="12pt" style:font-size-complex="12pt"/>
    </style:style>
    <style:style style:name="T25" style:family="text">
      <style:text-properties fo:font-variant="normal" fo:text-transform="none" fo:color="#000000" style:font-name="Liberation Serif" fo:font-size="12pt" fo:letter-spacing="normal" fo:font-style="normal" officeooo:rsid="0080a199" style:font-size-asian="12pt" style:font-size-complex="12pt"/>
    </style:style>
    <style:style style:name="T26" style:family="text">
      <style:text-properties fo:font-variant="normal" fo:text-transform="none" fo:color="#000000" style:font-name="Liberation Serif" fo:font-size="12pt" fo:letter-spacing="normal" fo:font-style="normal" officeooo:rsid="008bb447" style:font-size-asian="12pt" style:font-size-complex="12pt"/>
    </style:style>
    <style:style style:name="T27" style:family="text">
      <style:text-properties fo:font-variant="normal" fo:text-transform="none" fo:color="#000000" style:font-name="Liberation Serif" fo:font-size="12pt" fo:letter-spacing="normal" fo:font-style="normal" officeooo:rsid="00928030" style:font-size-asian="12pt" style:font-size-complex="12pt"/>
    </style:style>
    <style:style style:name="T28" style:family="text">
      <style:text-properties fo:font-variant="normal" fo:text-transform="none" fo:color="#000000" style:font-name="Liberation Serif" fo:font-size="12pt" fo:letter-spacing="normal" fo:font-style="normal" fo:font-weight="bold" style:font-size-asian="12pt" style:font-weight-asian="bold" style:font-size-complex="12pt" style:font-weight-complex="bold"/>
    </style:style>
    <style:style style:name="T29" style:family="text">
      <style:text-properties fo:font-variant="normal" fo:text-transform="none" fo:color="#000000" style:font-name="Liberation Serif" fo:font-size="12pt" fo:letter-spacing="normal" fo:font-style="normal" fo:font-weight="bold" officeooo:rsid="00746e37" style:font-size-asian="12pt" style:font-weight-asian="bold" style:font-size-complex="12pt" style:font-weight-complex="bold"/>
    </style:style>
    <style:style style:name="T30" style:family="text">
      <style:text-properties fo:font-variant="normal" fo:text-transform="none" fo:color="#000000" style:font-name="Liberation Serif" fo:font-size="12pt" fo:letter-spacing="normal" fo:font-style="normal" fo:font-weight="bold" officeooo:rsid="008bb447" style:font-size-asian="12pt" style:font-weight-asian="bold" style:font-size-complex="12pt" style:font-weight-complex="bold"/>
    </style:style>
    <style:style style:name="T31" style:family="text">
      <style:text-properties officeooo:rsid="008068d9"/>
    </style:style>
    <style:style style:name="T32" style:family="text">
      <style:text-properties officeooo:rsid="0089186b"/>
    </style:style>
    <style:style style:name="T33" style:family="text">
      <style:text-properties officeooo:rsid="008bb447"/>
    </style:style>
    <style:style style:name="T34" style:family="text">
      <style:text-properties officeooo:rsid="008c7495"/>
    </style:style>
    <style:style style:name="T35" style:family="text">
      <style:text-properties officeooo:rsid="008dddc0"/>
    </style:style>
    <style:style style:name="T36" style:family="text">
      <style:text-properties officeooo:rsid="008dec68"/>
    </style:style>
    <style:style style:name="T37" style:family="text">
      <style:text-properties officeooo:rsid="008f469c"/>
    </style:style>
    <style:style style:name="T38" style:family="text">
      <style:text-properties officeooo:rsid="0091144a"/>
    </style:style>
    <style:style style:name="T39" style:family="text">
      <style:text-properties officeooo:rsid="0097661b"/>
    </style:style>
    <style:style style:name="T40" style:family="text">
      <style:text-properties officeooo:rsid="0094ac06"/>
    </style:style>
    <style:style style:name="T41" style:family="text">
      <style:text-properties officeooo:rsid="0097dc63"/>
    </style:style>
    <style:style style:name="T42" style:family="text">
      <style:text-properties officeooo:rsid="009b766c"/>
    </style:style>
    <style:style style:name="T43" style:family="text">
      <style:text-properties officeooo:rsid="009c0d9a"/>
    </style:style>
    <style:style style:name="T44" style:family="text">
      <style:text-properties officeooo:rsid="00a5ee2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7">PCB_111000_UNO part 2: <text:span text:style-name="T39">Assembly and programming the UNO and PCB_A</text:span></text:p>
      <text:p text:style-name="P2"/>
      <text:p text:style-name="P44">Part 1<text:tab/>Building PCB111000_1</text:p>
      <text:p text:style-name="P17">Details are given in PDF file “Parts list_and_assembly” contained in the attachment pcb_design_and_assembly.</text:p>
      <text:p text:style-name="P40">Note: </text:p>
      <text:p text:style-name="P18"><text:tab/>The location of the PCB111000_1 reset switch.</text:p>
      <text:p text:style-name="P17"><text:tab/>User switches sw1, sw2 and sw3.</text:p>
      <text:p text:style-name="P17"><text:tab/>The links that determine whether or not common anode or common cathode displays are to <text:tab/>be used.</text:p>
      <text:p text:style-name="P39"/>
      <text:p text:style-name="P39">It is often required to double click the reset switch. <text:s/>Where this is the case the double click should take place with<text:span text:style-name="T43">in</text:span> 300mS. </text:p>
      <text:p text:style-name="P27"/>
      <text:p text:style-name="P27"><text:span text:style-name="T42">U</text:span>nlike the UNO, the PCB111000_1 device is clocked from its internal oscillator which may need calibration to ensure reliable communication with a PC. <text:s/>This is done automatically during the system programming stage and should not need <text:span text:style-name="T36">to be </text:span>do<text:span text:style-name="T36">ne</text:span> again.</text:p>
      <text:p text:style-name="P17"/>
      <text:p text:style-name="P45">Part 2<text:tab/>Unzip the system programs</text:p>
      <text:p text:style-name="P19">Zip file “WinAVR_and_UNO_files” contains the following files</text:p>
      <text:p text:style-name="P19"><text:tab/>I2C_V18_CA_part_1.hex</text:p>
      <text:p text:style-name="P19"><text:tab/>I2C_V18_CA_part_2.hex</text:p>
      <text:p text:style-name="P19"><text:tab/>Prog_plus_Verification.hex</text:p>
      <text:p text:style-name="P19"><text:tab/><text:tab/>Found using the path “1_PCB_A_Mini_OS_I2C_V18/<text:span text:style-name="T43">4_</text:span>hex_files/CA_Version/”</text:p>
      <text:p text:style-name="P19"><text:tab/>Project_programmer_UNO</text:p>
      <text:p text:style-name="P9"><text:span text:style-name="T2"><text:tab/>Hello_world.</text:span><text:span text:style-name="T5">txt</text:span></text:p>
      <text:p text:style-name="P9"><text:span text:style-name="T5"><text:tab/></text:span><text:span text:style-name="T8">One UNO project and one AVR project.</text:span></text:p>
      <text:p text:style-name="P21"/>
      <text:p text:style-name="P21"><text:span text:style-name="T42">H</text:span>ex files are also present for use with CC displays</text:p>
      <text:p text:style-name="P6"><text:span text:style-name="T12">The “</text:span><text:span text:style-name="T2">UNO_bootloader_for_hex&amp;text_V6” <text:s/></text:span><text:span text:style-name="T12">hex file saved in </text:span><text:span text:style-name="T2">part </text:span><text:span text:style-name="T11">1 </text:span><text:span text:style-name="T12">of the project will also be required.</text:span></text:p>
      <text:p text:style-name="P19"><text:tab/></text:p>
      <text:p text:style-name="P8"><text:span text:style-name="T28">Part </text:span><text:span text:style-name="T30">3</text:span><text:span text:style-name="T28"><text:tab/>Uploading “Project_Progra</text:span><text:span text:style-name="T29">m</text:span><text:span text:style-name="T28">mer_UNO”</text:span></text:p>
      <text:p text:style-name="P20">Connect PCB 111000_UNO to the USB port of a PC.</text:p>
      <text:p text:style-name="P20">Open Project_Programmer_UNO and upload it.</text:p>
      <text:p text:style-name="P20">Open a terminal program (Bray@++ is recommended), </text:p>
      <text:p text:style-name="P10"><text:span text:style-name="T2">Set it to 5</text:span><text:span text:style-name="T6">7</text:span><text:span text:style-name="T2">600 </text:span><text:span text:style-name="T6">B</text:span><text:span text:style-name="T2">aud rate, 1 stop bit, 8 data bits and no parity or hands</text:span><text:span text:style-name="T6">h</text:span><text:span text:style-name="T2">aking.</text:span></text:p>
      <text:p text:style-name="P22">User prompt “s…….” should be displayed on the screen.</text:p>
      <text:p text:style-name="P50"/>
      <text:p text:style-name="P3"><text:span text:style-name="T23">Part </text:span><text:span text:style-name="T26">4</text:span><text:span text:style-name="T23"> </text:span><text:span text:style-name="T24">Programming the PCB111000_1 device </text:span><text:span text:style-name="T27">with the mini-OS</text:span></text:p>
      <text:p text:style-name="P12"><text:span text:style-name="T2">Press “</text:span><text:span text:style-name="T8">s”, then </text:span><text:span text:style-name="T2">“p” a</text:span><text:span text:style-name="T11">t</text:span><text:span text:style-name="T2"> the user prompt and upload the three hex files</text:span></text:p>
      <text:p text:style-name="P22">Start with “mini-OS_C-_version”, send “Flash_verification” as soon as the LED stops flashing</text:p>
      <text:p text:style-name="P12"><text:span text:style-name="T21">and e</text:span><text:span text:style-name="T2">nd with “ Programmer_C-_version</text:span><text:span text:style-name="T7">”</text:span></text:p>
      <text:p text:style-name="P12"><text:span text:style-name="T14">Press “0”</text:span><text:span text:style-name="T2"> a</text:span><text:span text:style-name="T8">t</text:span><text:span text:style-name="T2"> the “Integer(0-FF)?” prompt.</text:span></text:p>
      <text:p text:style-name="P26">Note that the <text:span text:style-name="T36">PCB111000_1 (also known as PCB_A)</text:span> device is automatically calibrated at this time.</text:p>
      <text:p text:style-name="P26"/>
      <text:p text:style-name="P15"><text:span text:style-name="T2">When the </text:span><text:span text:style-name="T9">prompt “s…….” </text:span><text:span text:style-name="T2">returns p</text:span><text:span text:style-name="T9">ress “</text:span><text:span text:style-name="T2">s”, </text:span><text:span text:style-name="T9">“</text:span><text:span text:style-name="T2">e</text:span><text:span text:style-name="T9">” </text:span><text:span text:style-name="T14">and “w”</text:span><text:span text:style-name="T9">.</text:span></text:p>
      <text:p text:style-name="P14"><text:span text:style-name="T14">Press “</text:span><text:span text:style-name="T20">0</text:span><text:span text:style-name="T14">”</text:span><text:span text:style-name="T2"> a</text:span><text:span text:style-name="T8">t</text:span><text:span text:style-name="T2"> the “Integer(0-FF)?” prompt.</text:span></text:p>
      <text:p text:style-name="P15"><text:span text:style-name="T9">S</text:span><text:span text:style-name="T2">end the “Hello_world” text file four times and press any key at the “AK?” prompt.</text:span></text:p>
      <text:p text:style-name="P23">The file will be echoed to the screen.</text:p>
      <text:p text:style-name="P46"><text:soft-page-break/>Part <text:span text:style-name="T33">5</text:span><text:tab/>Uploading the UNO project</text:p>
      <text:p text:style-name="P24">Close the terminal program</text:p>
      <text:p text:style-name="P11"><text:span text:style-name="T2">Open “</text:span><text:span text:style-name="T10">Proj_2C1_random_LEDs_UNO</text:span><text:span text:style-name="T2"> /Proj_2C1” and upload it.</text:span></text:p>
      <text:p text:style-name="P25">The display is driven by a random number generator.</text:p>
      <text:p text:style-name="P25">This tests the operation of the display</text:p>
      <text:p text:style-name="P51"><text:span text:style-name="T2">It also removes <text:s/>“</text:span><text:span text:style-name="T5">Project_Programmer_UNO” </text:span><text:span text:style-name="T2">from the UNO device</text:span></text:p>
      <text:p text:style-name="P25"/>
      <text:p text:style-name="P25"/>
      <text:p text:style-name="P4"><text:span text:style-name="T23">Part </text:span><text:span text:style-name="T26">6</text:span><text:span text:style-name="T23"><text:tab/>Reprogramming the UNO device</text:span></text:p>
      <text:p text:style-name="P35">Re open the terminal program.</text:p>
      <text:p text:style-name="P35">Double click the PCB_A reset switch.</text:p>
      <text:p text:style-name="P35">Press “p” and the “?” prompt should be displayed.</text:p>
      <text:p text:style-name="P35">Press “r”and the Arduino code will be downloaded to the screen.</text:p>
      <text:p text:style-name="P35">It should be saved so that it can be restored at a later time if required.</text:p>
      <text:p text:style-name="P35">Double click PCB_A reset switch again.</text:p>
      <text:p text:style-name="P35">This time press “p” twice.</text:p>
      <text:p text:style-name="P52"><text:span text:style-name="T15">At the “</text:span><text:span text:style-name="T2">UNO_update?” </text:span><text:span text:style-name="T15">prompt</text:span><text:span text:style-name="T2"> send <text:tab/>“2_UNO_bootloader_for_hex&amp;text/</text:span><text:span text:style-name="T22">7_</text:span><text:span text:style-name="T2">Hex_files/Full_</text:span><text:span text:style-name="T22">h</text:span><text:span text:style-name="T2">ex_</text:span><text:span text:style-name="T22">file</text:span><text:span text:style-name="T2">.hex”</text:span></text:p>
      <text:p text:style-name="P13"><text:span text:style-name="T14">Press “0”</text:span><text:span text:style-name="T2"> a</text:span><text:span text:style-name="T8">t</text:span><text:span text:style-name="T2"> the “Integer(0-FF)?” prompt.</text:span></text:p>
      <text:p text:style-name="P36">User prompt “h/t/r/D……..” will be displayed on the screen.</text:p>
      <text:p text:style-name="P36"/>
      <text:p text:style-name="P49"/>
      <text:p text:style-name="P5"><text:span text:style-name="T23">Part </text:span><text:span text:style-name="T26">7</text:span><text:span text:style-name="T23"><text:tab/>Testing the default programs</text:span></text:p>
      <text:p text:style-name="P36">At the prompt h/t/r/D press “r”.</text:p>
      <text:p text:style-name="P36">The display should be driven by a random number generator</text:p>
      <text:p text:style-name="P36">Hold sw1 down and pulse sw2.</text:p>
      <text:p text:style-name="P36">Strings from the “Hello world” file should be printed out one at a time.</text:p>
      <text:p text:style-name="P36">Hold sw1 and sw3 down together and it should be possible to adjust the display brightness.</text:p>
      <text:p text:style-name="P37">Note:</text:p>
      <text:p text:style-name="P53"><text:span text:style-name="T2">A single pulse of PC</text:span><text:span text:style-name="T15">B</text:span><text:span text:style-name="T2">_A reset switch should </text:span><text:span text:style-name="T15">momentarily pause</text:span><text:span text:style-name="T2"> the display.</text:span></text:p>
      <text:p text:style-name="P53"><text:span text:style-name="T2">A double click should halt it and restore the </text:span><text:span text:style-name="T12">“h/t/r/D……..” </text:span><text:span text:style-name="T2">user prompt.</text:span></text:p>
      <text:p text:style-name="P53"><text:span text:style-name="T2">Power cycling should </text:span><text:span text:style-name="T18">also </text:span><text:span text:style-name="T2">restore the program</text:span></text:p>
      <text:p text:style-name="P36"/>
      <text:p text:style-name="P5"><text:span text:style-name="T23">Part </text:span><text:span text:style-name="T26">8</text:span><text:span text:style-name="T23"><text:tab/>Uploading the sample user program </text:span><text:span text:style-name="T25">and commentary</text:span></text:p>
      <text:p text:style-name="P55"><text:span text:style-name="T2">After power cycling </text:span><text:span text:style-name="T18">t</text:span><text:span text:style-name="T17">ake care to double click on the “Disconnect” button on the terminal program.</text:span></text:p>
      <text:p text:style-name="P54"><text:span text:style-name="T18">D</text:span><text:span text:style-name="T16">ouble click </text:span><text:span text:style-name="T2">the </text:span><text:span text:style-name="T16">PC</text:span><text:span text:style-name="T2">B</text:span><text:span text:style-name="T16">_A reset </text:span><text:span text:style-name="T2">to </text:span><text:span text:style-name="T16">restore the </text:span><text:span text:style-name="T12">“h/t/r/D……..” </text:span><text:span text:style-name="T16">user prompt.</text:span></text:p>
      <text:p text:style-name="P53"><text:span text:style-name="T19">P</text:span><text:span text:style-name="T2">ress “t”.</text:span></text:p>
      <text:p text:style-name="P53"><text:span text:style-name="T2">Send the commentary file an</text:span><text:span text:style-name="T13">d</text:span><text:span text:style-name="T2"> immediately afterwards send the hex file.</text:span></text:p>
      <text:p text:style-name="P38">At the “0 to verify or AOK” prompt press “0” twice.</text:p>
      <text:p text:style-name="P43">Clich on the”StartLog” button to keep a copy of the commentary</text:p>
      <text:p text:style-name="P37">Press “r” at the user prompt and the commentary will be printed out one line at a time.</text:p>
      <text:p text:style-name="P37">Press “X” and the program will run.</text:p>
      <text:p text:style-name="P43">Click on the StopLog button.</text:p>
      <text:p text:style-name="P37"/>
      <text:p text:style-name="P37">Note: the commentary is only printed out immediately after the program has been uploaded</text:p>
      <text:p text:style-name="P53"><text:span text:style-name="T2">It it is not wanted at all press “h” a</text:span><text:span text:style-name="T13">t</text:span><text:span text:style-name="T2"> t</text:span><text:span text:style-name="T13">he</text:span><text:span text:style-name="T2"> u</text:span><text:span text:style-name="T13">s</text:span><text:span text:style-name="T2">er prompt and just upload the hex file.</text:span></text:p>
      <text:p text:style-name="P37"/>
      <text:p text:style-name="P53"><text:span text:style-name="T2">Key press “T” </text:span><text:span text:style-name="T13">is provided for use when developing commentary files.</text:span></text:p>
      <text:p text:style-name="P7"><text:span text:style-name="T4"><text:tab/></text:span><text:span text:style-name="T3"><text:tab/></text:span></text:p>
      <text:p text:style-name="P26">Display intensity can be adjusted while the user program is running:</text:p>
      <text:p text:style-name="P26"><text:soft-page-break/><text:tab/>Hold sw1 and sw3 down and pulse pcb_a reset switch.</text:p>
      <text:p text:style-name="P26"/>
      <text:p text:style-name="P26">PCB_A device can also be recalibrated:</text:p>
      <text:p text:style-name="P26"><text:tab/>Hold sw1 and sw2 down, pulse pcb_a reset switch and send “r” <text:s/>at the user prompt.</text:p>
      <text:p text:style-name="P26"/>
      <text:p text:style-name="P33">At the <text:span text:style-name="T31">“h/t/r/D……..” user prompt </text:span>pressing “D” will restore the default program. </text:p>
      <text:p text:style-name="P33"><text:tab/><text:tab/><text:tab/><text:span text:style-name="T44">Press E instead of D to use an adjacent EEPROM location</text:span></text:p>
      <text:p text:style-name="P33"/>
      <text:p text:style-name="P34">Power cycle PCB111000_UNO and the user/<text:span text:style-name="T43">default</text:span> program will run immediately.</text:p>
      <text:p text:style-name="P34"/>
      <text:p text:style-name="P34"/>
      <text:p text:style-name="P47">Part <text:span text:style-name="T33">9</text:span><text:tab/>Restoring the Arduino SW</text:p>
      <text:p text:style-name="P28">Double click the pcb_a reset switch and press “p” followed by “q”. <text:s/></text:p>
      <text:p text:style-name="P28"><text:span text:style-name="T32">At the “Restore Arduino code?” prompt u</text:span>pload the Arduino bootloader code that was saved earlier (part <text:span text:style-name="T33">6</text:span>). </text:p>
      <text:p text:style-name="P28"/>
      <text:p text:style-name="P32">Note: The Arduino bootloader code starts at address 0x7E00.</text:p>
      <text:p text:style-name="P32">When delivered the UNO device also has a short section of code at address zero.</text:p>
      <text:p text:style-name="P32">This cannot be restored using this project however the operation of the bootloader does not appe<text:span text:style-name="T37">a</text:span>r to be seriously impaired.</text:p>
      <text:p text:style-name="P16"/>
      <text:p text:style-name="P16"/>
      <text:p text:style-name="P48">Part <text:span text:style-name="T33">10</text:span> Potential problems</text:p>
      <text:p text:style-name="P30">Uploading the wrong system code can result in the UNO having no bootloader, or pcb_a device having no programmer. <text:s/><text:span text:style-name="T34">Various approaches have been tried to deal with this problem: </text:span></text:p>
      <text:p text:style-name="P30"/>
      <text:p text:style-name="P30"><text:tab/>Recovery code has been written. </text:p>
      <text:p text:style-name="P30"><text:tab/><text:span text:style-name="T34">Boards can be swapped between two PCB11100_UNOs. </text:span></text:p>
      <text:p text:style-name="P30"><text:tab/><text:span text:style-name="T35">A DIL socket can be used to connect the Atmega 328 device to PCB_A. </text:span></text:p>
      <text:p text:style-name="P31"><text:tab/><text:span text:style-name="T40">“Project_programmer_UNO” has an option to delete PCB_A device EEPROM</text:span></text:p>
      <text:p text:style-name="P30"/>
      <text:p text:style-name="P41">The main reason for the problem in recovering from this situation is that both the UNO and PCB_A require access to the USB bridge supplied by the UNO. <text:s/>To avoid latch-up the Tx U<text:span text:style-name="T41">S</text:span>ARTs of these devices must never be active at the same time. <text:s/>There is no obvious <text:span text:style-name="T38">w</text:span>ay to use a DPDT switch to isolate the Tx ports without modifying the UNO in some way. </text:p>
      <text:p text:style-name="P41"/>
      <text:p text:style-name="P42">The main conclusion is: </text:p>
      <text:p text:style-name="P42">Take time and care when setting up PCB_111000_UNO and remember that 300mS is not much time in which to double click the PCB_A reset switch.</text:p>
      <text:p text:style-name="P29"/>
      <text:p text:style-name="P16"/>
      <text:p text:style-name="P5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T1" style:family="text">
      <style:text-properties officeooo:rsid="008404a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Page </text:span><text:page-number text:select-page="current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08T14:54:41.183000000</meta:creation-date>
    <meta:generator>LibreOffice/6.2.8.2$Windows_X86_64 LibreOffice_project/f82ddfca21ebc1e222a662a32b25c0c9d20169ee</meta:generator>
    <dc:date>2023-04-06T14:11:17.337000000</dc:date>
    <meta:editing-duration>PT11H29M</meta:editing-duration>
    <meta:editing-cycles>74</meta:editing-cycles>
    <meta:document-statistic meta:table-count="0" meta:image-count="0" meta:object-count="0" meta:page-count="3" meta:paragraph-count="101" meta:word-count="1009" meta:character-count="6133" meta:non-whitespace-character-count="5177"/>
  </office:meta>
</office:document-meta>
</file>